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font-size-asian="10.5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rade Secrets</text:p>
      <text:p text:style-name="Standard">Intellectual Piracy and the Origins of American Industrial Power</text:p>
      <text:p text:style-name="Standard">DORON S. BEN-ATAR</text:p>
      <text:p text:style-name="Standard"/>
      <text:p text:style-name="Standard"/>
      <text:p text:style-name="Standard">CHAPTER 4</text:p>
      <text:p text:style-name="Standard"/>
      <text:p text:style-name="Standard">After the Revolution “The American Seduction of Machines an Artisans”</text:p>
      <text:p text:style-name="Standard"/>
      <text:p text:style-name="P1">In the second week of November 1787, Phineas Bond, British consul in Philadelphia, received a visit from two English nationals. Thomas Edemsor, a cotton merchant form Manchester, and Henry Royle, a calico printer from Chadkirk in Cheshire, were greatly distressed. They fered lynching at the hand of a mod led by city's leding merchants and they looked to the envoy of His Britannic Majesty's government for shelter. Their story went as fallows.</text:p>
      <text:p text:style-name="P1"/>
      <text:p text:style-name="P1">In 1783, concurrent with British recognition of American independence, an Englishman named Benjamin H. Phillips determined to establish a cotton manufactury in America. In spite of severe restrictions on the exportation of textile machinery and the emigration of skilled artisans, Phillips purchase a carding machine and three spinning machines in England, packed them dissasembled into crates declared to British customs to contain Wedgwood china, and boarded the U.S. Ship <text:span text:style-name="T1">Liberty</text:span><text:span text:style-name="T2"> at Liverpool bound for Philadelphia. He had earlier sent his son to Philadelphia in anticipation of the machinery's arrival. The elder Phillips died before reaching America and his son received the crates, but lacking his father's knowledge of machinery he could not reassemble the equipment. He then sold it to another Englishmen, Joseph Hague, who managed to ssemble it but found he was unable to make it work properly. Having no capital and despairing of covering the operating expenses, in the spring of 1787 Hague sold the equipment to Royle, who in turn sold it to Edemsor. Edemsor once again dissassembled the four machines and shipped them back to England. Accourding to his testimony, he patriotically purchased and repatriated the equipment “to Check the Advancement of the Cotton Manufactory in Ameri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08T15:12:13</meta:creation-date>
    <meta:document-statistic meta:table-count="0" meta:image-count="0" meta:object-count="0" meta:page-count="1" meta:paragraph-count="7" meta:word-count="301" meta:character-count="1915"/>
    <dc:date>2012-08-08T15:44:19</dc:date>
    <meta:editing-duration>PT2M21S</meta:editing-duration>
    <meta:editing-cycles>1</meta:editing-cycles>
    <meta:generator>LibreOffice/3.3$Unix LibreOffice_project/330m19$Build-8</meta:generator>
  </office:meta>
</office:document-meta>
</file>